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Consolas" svg:font-family="Consolas, 'Lucida Console', monospace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986cm" table:align="left" style:writing-mode="lr-tb"/>
    </style:style>
    <style:style style:name="Таблица2.A" style:family="table-column">
      <style:table-column-properties style:column-width="0.997cm"/>
    </style:style>
    <style:style style:name="Таблица2.B" style:family="table-column">
      <style:table-column-properties style:column-width="2.124cm"/>
    </style:style>
    <style:style style:name="Таблица2.G" style:family="table-column">
      <style:table-column-properties style:column-width="1.817cm"/>
    </style:style>
    <style:style style:name="Таблица2.H" style:family="table-column">
      <style:table-column-properties style:column-width="2.43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I1" style:family="table-cell">
      <style:table-cell-properties style:vertical-align="middle"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1.69cm"/>
    </style:style>
    <style:style style:name="Таблица4.B" style:family="table-column">
      <style:table-column-properties style:column-width="1.438cm"/>
    </style:style>
    <style:style style:name="Таблица4.C" style:family="table-column">
      <style:table-column-properties style:column-width="2cm"/>
    </style:style>
    <style:style style:name="Таблица4.D" style:family="table-column">
      <style:table-column-properties style:column-width="2.362cm"/>
    </style:style>
    <style:style style:name="Таблица4.E" style:family="table-column">
      <style:table-column-properties style:column-width="0.82cm"/>
    </style:style>
    <style:style style:name="Таблица4.F" style:family="table-column">
      <style:table-column-properties style:column-width="2.436cm"/>
    </style:style>
    <style:style style:name="Таблица4.G" style:family="table-column">
      <style:table-column-properties style:column-width="0.838cm"/>
    </style:style>
    <style:style style:name="Таблица4.I" style:family="table-column">
      <style:table-column-properties style:column-width="1.134cm"/>
    </style:style>
    <style:style style:name="Таблица4.J" style:family="table-column">
      <style:table-column-properties style:column-width="1.637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D2" style:family="table-cell">
      <style:table-cell-properties fo:padding="0.097cm" fo:border-left="0.002cm solid #000000" fo:border-right="none" fo:border-top="none" fo:border-bottom="0.002cm solid #000000"/>
    </style:style>
    <style:style style:name="Таблица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K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985cm" table:align="left" style:writing-mode="lr-tb"/>
    </style:style>
    <style:style style:name="Таблица5.A" style:family="table-column">
      <style:table-column-properties style:column-width="0.956cm"/>
    </style:style>
    <style:style style:name="Таблица5.B" style:family="table-column">
      <style:table-column-properties style:column-width="2.838cm"/>
    </style:style>
    <style:style style:name="Таблица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5.G1" style:family="table-cell">
      <style:table-cell-properties style:vertical-align="middle" fo:padding="0.097cm" fo:border="0.002cm solid #000000"/>
    </style:style>
    <style:style style:name="Таблица5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pag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1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32" style:family="paragraph" style:parent-style-name="Table_20_Contents">
      <style:paragraph-properties fo:margin-left="0cm" fo:margin-right="0cm" fo:margin-top="0.141cm" fo:margin-bottom="0cm" fo:line-height="150%" fo:text-align="start" style:justify-single-word="false" fo:text-indent="0cm" style:auto-text-indent="false" fo:padding="0cm" fo:border="non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able_20_Contents"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 style:text-rotation-angle="9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bold" style:font-name-asian="Times New Roman" style:font-size-asian="8pt" style:font-weight-asian="bold" style:font-name-complex="Times New Roman" style:font-size-complex="8pt" style:font-weight-complex="bold"/>
    </style:style>
    <style:style style:name="P41" style:family="paragraph" style:parent-style-name="Table_20_Contents">
      <style:text-properties style:font-name="Arial" fo:font-size="8pt" fo:language="ru" fo:country="RU" style:font-size-asian="8pt" style:font-size-complex="8pt"/>
    </style:style>
    <style:style style:name="P42" style:family="paragraph" style:parent-style-name="Table_20_Contents">
      <style:text-properties style:font-name="Arial" fo:font-size="8pt" fo:language="en" fo:country="US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name-asian="Times New Roman" style:font-size-asian="8pt" style:font-name-complex="Times New Roman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style:font-name-asian="Times New Roman" style:font-size-asian="6pt" style:font-name-complex="Times New Roman" style:font-size-complex="6pt"/>
    </style:style>
    <style:style style:name="P4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color="#b3b3b3"/>
    </style:style>
    <style:style style:name="T5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6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ru" fo:country="RU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7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0" style:family="text">
      <style:text-properties fo:color="#000000" style:text-line-through-style="none" style:font-name="Arial" fo:font-size="10pt" fo:language="en" fo:country="US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1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2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23" style:family="text">
      <style:text-properties fo:color="#000000" style:text-line-through-style="none" fo:language="ru" fo:country="RU" fo:font-style="normal" style:text-underline-style="none" fo:font-weight="bold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24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color="#000000" style:text-line-through-style="none" fo:language="ru" fo:country="RU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style:text-line-through-style="none" fo:language="en" fo:country="US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8" style:family="text">
      <style:text-properties fo:language="ru" fo:country="RU"/>
    </style:style>
    <style:style style:name="T29" style:family="text">
      <style:text-properties style:font-name="Arial" fo:font-size="10pt" fo:language="ru" fo:country="RU" style:font-size-asian="10pt" style:font-size-complex="10pt"/>
    </style:style>
    <style:style style:name="T30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31" style:family="text">
      <style:text-properties style:font-name="Arial" fo:font-size="10pt" fo:language="en" fo:country="US" style:font-size-asian="10pt" style:font-size-complex="10pt"/>
    </style:style>
    <style:style style:name="T32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style:font-name="Arial" fo:language="en" fo:country="US"/>
    </style:style>
    <style:style style:name="T35" style:family="text">
      <style:text-properties style:font-name="Arial" fo:language="en" fo:country="US" fo:font-weight="bold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/>
    </style:style>
    <style:style style:name="T39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1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4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333333" style:font-name="Arial2" fo:font-size="10.5pt" fo:letter-spacing="normal" fo:font-style="normal" fo:font-weight="normal"/>
    </style:style>
    <style:style style:name="T47" style:family="text">
      <style:text-properties style:font-name-asian="Times New Roman" style:font-name-complex="Times New Roman"/>
    </style:style>
    <style:style style:name="T4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xml:id="ct101803928" text:id="ct101803928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101804760" text:id="ct101804760">
          <text:insertion>
            <office:change-info>
              <dc:creator>&lt;анонимный&gt;</dc:creator>
              <dc:date>2013-07-17T15:54:00</dc:date>
            </office:change-info>
          </text:insertion>
        </text:changed-region>
        <text:changed-region xml:id="ct101804864" text:id="ct101804864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101804968" text:id="ct101804968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101805072" text:id="ct101805072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101805176" text:id="ct101805176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101805280" text:id="ct101805280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101805384" text:id="ct101805384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101805488" text:id="ct101805488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101805592" text:id="ct101805592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101805696" text:id="ct101805696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101805800" text:id="ct101805800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101805904" text:id="ct101805904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69624384" text:id="ct269624384">
          <text:insertion>
            <office:change-info>
              <dc:creator>Fedor Kurilov</dc:creator>
              <dc:date>2013-08-28T17:19:00</dc:date>
            </office:change-info>
          </text:insertion>
        </text:changed-region>
        <text:changed-region xml:id="ct269624488" text:id="ct26962448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69624592" text:id="ct269624592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69624696" text:id="ct269624696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69624800" text:id="ct26962480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69624904" text:id="ct26962490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69625008" text:id="ct269625008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69625112" text:id="ct269625112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69625216" text:id="ct269625216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69625320" text:id="ct269625320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69625424" text:id="ct269625424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69625528" text:id="ct269625528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69625632" text:id="ct269625632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69625736" text:id="ct269625736">
          <text:insertion>
            <office:change-info>
              <dc:creator>&lt;анонимный&gt;</dc:creator>
              <dc:date>2013-08-03T11:29:00</dc:date>
            </office:change-info>
          </text:insertion>
        </text:changed-region>
        <text:changed-region xml:id="ct269625840" text:id="ct269625840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69625944" text:id="ct269625944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69626048" text:id="ct269626048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69626152" text:id="ct269626152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69626256" text:id="ct269626256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69626360" text:id="ct269626360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  <text:changed-region xml:id="ct269626464" text:id="ct269626464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69626568" text:id="ct269626568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69626672" text:id="ct269626672">
          <text:insertion>
            <office:change-info>
              <dc:creator>&lt;анонимный&gt;</dc:creator>
              <dc:date>2013-08-02T23:58:00</dc:date>
            </office:change-info>
          </text:insertion>
        </text:changed-region>
        <text:changed-region xml:id="ct269626776" text:id="ct269626776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69626880" text:id="ct269626880">
          <text:insertion>
            <office:change-info>
              <dc:creator>&lt;анонимный&gt;</dc:creator>
              <dc:date>2013-08-02T23:59:00</dc:date>
            </office:change-info>
          </text:insertion>
        </text:changed-region>
        <text:changed-region xml:id="ct269626984" text:id="ct269626984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69627088" text:id="ct269627088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69627192" text:id="ct269627192">
          <text:insertion>
            <office:change-info>
              <dc:creator>&lt;анонимный&gt;</dc:creator>
              <dc:date>2013-08-03T00:17:00</dc:date>
            </office:change-info>
          </text:insertion>
        </text:changed-region>
        <text:changed-region xml:id="ct269627296" text:id="ct269627296">
          <text:insertion>
            <office:change-info>
              <dc:creator>&lt;анонимный&gt;</dc:creator>
              <dc:date>2013-08-04T00:12:00</dc:date>
            </office:change-info>
          </text:insertion>
        </text:changed-region>
        <text:changed-region xml:id="ct269627400" text:id="ct269627400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269627504" text:id="ct269627504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269627608" text:id="ct269627608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269627712" text:id="ct269627712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269627816" text:id="ct269627816">
          <text:insertion>
            <office:change-info>
              <dc:creator>Fedor Kurilov</dc:creator>
              <dc:date>2013-08-15T17:06:00</dc:date>
            </office:change-info>
          </text:insertion>
        </text:changed-region>
        <text:changed-region xml:id="ct269627920" text:id="ct269627920">
          <text:insertion>
            <office:change-info>
              <dc:creator>Fedor Kurilov</dc:creator>
              <dc:date>2013-08-15T17:00:00</dc:date>
            </office:change-info>
          </text:insertion>
        </text:changed-region>
        <text:changed-region xml:id="ct269628024" text:id="ct269628024">
          <text:insertion>
            <office:change-info>
              <dc:creator>Fedor Kurilov</dc:creator>
              <dc:date>2013-08-15T17:15:00</dc:date>
            </office:change-info>
          </text:insertion>
        </text:changed-region>
        <text:changed-region xml:id="ct269628128" text:id="ct269628128">
          <text:insertion>
            <office:change-info>
              <dc:creator>Fedor Kurilov</dc:creator>
              <dc:date>2013-08-15T17:16:00</dc:date>
            </office:change-info>
          </text:insertion>
        </text:changed-region>
        <text:changed-region xml:id="ct269628232" text:id="ct269628232">
          <text:insertion>
            <office:change-info>
              <dc:creator>Fedor Kurilov</dc:creator>
              <dc:date>2013-08-15T16:53:00</dc:date>
            </office:change-info>
          </text:insertion>
        </text:changed-region>
        <text:changed-region xml:id="ct269628336" text:id="ct269628336">
          <text:insertion>
            <office:change-info>
              <dc:creator>Fedor Kurilov</dc:creator>
              <dc:date>2013-08-15T17:25:00</dc:date>
            </office:change-info>
          </text:insertion>
        </text:changed-region>
        <text:changed-region xml:id="ct269698496" text:id="ct269698496">
          <text:insertion>
            <office:change-info>
              <dc:creator>Fedor Kurilov</dc:creator>
              <dc:date>2013-08-15T17:22:00</dc:date>
            </office:change-info>
          </text:insertion>
        </text:changed-region>
        <text:changed-region xml:id="ct269698600" text:id="ct269698600">
          <text:insertion>
            <office:change-info>
              <dc:creator>Fedor Kurilov</dc:creator>
              <dc:date>2013-08-15T17:26:00</dc:date>
            </office:change-info>
          </text:insertion>
        </text:changed-region>
        <text:changed-region xml:id="ct269698704" text:id="ct269698704">
          <text:insertion>
            <office:change-info>
              <dc:creator>&lt;анонимный&gt;</dc:creator>
              <dc:date>2013-08-03T00:45:00</dc:date>
            </office:change-info>
          </text:insertion>
        </text:changed-region>
        <text:changed-region xml:id="ct269698808" text:id="ct269698808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69698912" text:id="ct269698912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69699016" text:id="ct269699016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69699120" text:id="ct269699120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69699224" text:id="ct269699224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69699328" text:id="ct269699328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69699432" text:id="ct269699432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69699536" text:id="ct269699536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69699640" text:id="ct269699640">
          <text:insertion>
            <office:change-info>
              <dc:creator>&lt;анонимный&gt;</dc:creator>
              <dc:date>2013-08-03T11:02:00</dc:date>
            </office:change-info>
          </text:insertion>
        </text:changed-region>
        <text:changed-region xml:id="ct269699744" text:id="ct269699744">
          <text:insertion>
            <office:change-info>
              <dc:creator>Fedor Kurilov</dc:creator>
              <dc:date>2013-08-05T13:39:00</dc:date>
            </office:change-info>
          </text:insertion>
        </text:changed-region>
        <text:changed-region xml:id="ct269699848" text:id="ct269699848">
          <text:insertion>
            <office:change-info>
              <dc:creator>Fedor Kurilov</dc:creator>
              <dc:date>2013-08-05T13:48:00</dc:date>
            </office:change-info>
          </text:insertion>
        </text:changed-region>
        <text:changed-region xml:id="ct269699952" text:id="ct269699952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69700056" text:id="ct269700056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69700160" text:id="ct269700160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69700264" text:id="ct269700264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69700368" text:id="ct269700368">
          <text:insertion>
            <office:change-info>
              <dc:creator>&lt;анонимный&gt;</dc:creator>
              <dc:date>2013-08-03T00:15:00</dc:date>
            </office:change-info>
          </text:insertion>
        </text:changed-region>
        <text:changed-region xml:id="ct269700472" text:id="ct269700472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Министерство здравоохранения Российской Федерации</text:p>
            <text:p text:style-name="P17">ФГБУ «ФНКЦ ДГОИ им. Дмитрия Рогачева»</text:p>
          </table:table-cell>
          <table:table-cell table:style-name="Таблица3.A1" office:value-type="string">
            <text:p text:style-name="P24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6"/>
      <text:p text:style-name="P16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31"><text:span text:style-name="T12">№ медицинской карты: </text:span><text:change-start text:change-id="ct101803928"/><text:span text:style-name="T12">getData('number')</text:span><text:change-end text:change-id="ct101803928"/><text:span text:style-name="T12"> </text:span><text:span text:style-name="T31">(</text:span><text:span text:style-name="T29">Код вида оплаты:</text:span><text:span text:style-name="T19"> </text:span><text:change-start text:change-id="ct101804760"/><text:span text:style-name="T17">getFinanceCode(getData('appealType')['finance']['id'])</text:span><text:change-end text:change-id="ct101804760"/><text:span text:style-name="T12"> )</text:span></text:p>
      <text:p text:style-name="P14"/>
      <text:p text:style-name="P25"><text:span text:style-name="T24">1. Код пациента: </text:span><text:change-start text:change-id="ct101804864"/><text:span text:style-name="T21">getData('patient.id')</text:span><text:change-end text:change-id="ct101804864"/><text:span text:style-name="T22"> <text:tab/></text:span><text:span text:style-name="T24">2. Ф.И.О.: </text:span><text:change-start text:change-id="ct101804968"/><text:span text:style-name="T21">getFullName('patient.name')</text:span><text:change-end text:change-id="ct101804968"/><text:span text:style-name="T24"> </text:span></text:p>
      <text:p text:style-name="P23"><text:span text:style-name="T10">3. Пол: </text:span><text:change-start text:change-id="ct101805072"/><text:span text:style-name="T27">getSex('patient.sex')</text:span><text:change-end text:change-id="ct101805072"/><text:span text:style-name="T15"> <text:tab/></text:span><text:span text:style-name="T10">4. Дата рождения: </text:span><text:change-start text:change-id="ct101805176"/><text:span text:style-name="T12">formatDate('patient.birthDate'</text:span><text:span text:style-name="T19">)</text:span><text:change-end text:change-id="ct101805176"/><text:span text:style-name="T10"> (возраст: </text:span><text:change-start text:change-id="ct101805280"/><text:span text:style-name="T17">getData('age')</text:span><text:change-end text:change-id="ct101805280"/><text:span text:style-name="T10"> )</text:span></text:p>
      <text:p text:style-name="P12">5. Документ, удостов. личность: название, серия, номер: </text:p>
      <text:p text:style-name="P22"><text:span text:style-name="T10"><text:tab/> </text:span><text:change-start text:change-id="ct101805384"/><text:span text:style-name="T12"><office:annotation><dc:creator>&lt;анонимный&gt;</dc:creator><dc:date>2012-12-14T14:52:00.70</dc:date><text:p text:style-name="P48"><text:span text:style-name="T48">do text for idCard in data['patient']['idCards']</text:span></text:p></office:annotation></text:span><text:change-end text:change-id="ct101805384"/><text:change-start text:change-id="ct101805488"/><text:span text:style-name="T12">getData('docType.name', idCard)</text:span><text:change-end text:change-id="ct101805488"/><text:span text:style-name="T30"> </text:span><text:change-start text:change-id="ct101805592"/><text:span text:style-name="T30">getData('series', idCard)</text:span><text:change-end text:change-id="ct101805592"/><text:span text:style-name="T30"> </text:span><text:change-start text:change-id="ct101805696"/><text:span text:style-name="T30">getData('number', idCard)</text:span><text:change-end text:change-id="ct101805696"/><text:span text:style-name="T29"> </text:span></text:p>
      <text:p text:style-name="P27"><text:span text:style-name="T10">6. Адрес: регистрация по месту жительства: </text:span><text:change-start text:change-id="ct101805800"/><text:span text:style-name="T12">getAddress('patient.address.residential')</text:span><text:change-end text:change-id="ct101805800"/><text:span text:style-name="T15"> </text:span></text:p>
      <text:p text:style-name="P22"><text:span text:style-name="T10">7. Код территории проживания: </text:span><text:change-start text:change-id="ct101805904"/><text:span text:style-name="T17">getData('patient.address.residential.street.code')</text:span><text:change-end text:change-id="ct101805904"/><text:span text:style-name="T17">  </text:span><text:span text:style-name="T10">Житель: </text:span><text:change-start text:change-id="ct269624384"/><text:span text:style-name="T19">getLocationType('patient.address.residential.localityType')</text:span><text:change-end text:change-id="ct269624384"/><text:span text:style-name="T15"> </text:span></text:p>
      <text:p text:style-name="P29">8. Страховой полис (серия, номер): </text:p>
      <text:p text:style-name="P20"><text:span text:style-name="T24"><text:tab/> </text:span><text:change-start text:change-id="ct269624488"/><text:span text:style-name="T24"><office:annotation><dc:creator>&lt;анонимный&gt;</dc:creator><dc:date>2012-12-14T14:35:59.70</dc:date><text:p text:style-name="P49"><text:span text:style-name="T51">do text for payment in data['patient']['payments'] </text:span></text:p></office:annotation></text:span><text:change-end text:change-id="ct269624488"/><text:change-start text:change-id="ct269624592"/><text:span text:style-name="T21">getData('policyType.name', payment)</text:span><text:change-end text:change-id="ct269624592"/><text:span text:style-name="T21">, </text:span><text:change-start text:change-id="ct269624696"/><text:span text:style-name="T21">getData('smo.name', payment)</text:span><text:change-end text:change-id="ct269624696"/><text:span text:style-name="T21"> </text:span><text:change-start text:change-id="ct269624800"/><text:span text:style-name="T21">getData('series', payment)</text:span><text:change-end text:change-id="ct269624800"/><text:span text:style-name="T21"> </text:span><text:change-start text:change-id="ct269624904"/><text:span text:style-name="T21">getData('number', payment)</text:span><text:change-end text:change-id="ct269624904"/><text:span text:style-name="T28"> </text:span></text:p>
      <text:p text:style-name="P27"><text:span text:style-name="T10">9. Вид оплаты: </text:span><text:change-start text:change-id="ct269625008"/><text:span text:style-name="T19">getData('appealType')['finance']['name']</text:span><text:change-end text:change-id="ct269625008"/><text:span text:style-name="T10"> </text:span></text:p>
      <text:p text:style-name="P19"><text:span text:style-name="T6">10. Социальный статус: </text:span><text:change-start text:change-id="ct269625112"/><text:span text:style-name="T6"><office:annotation><dc:creator>&lt;анонимный&gt;</dc:creator><dc:date>2012-12-14T15:33:49.70</dc:date><text:p text:style-name="P49"><text:span text:style-name="T50">do text for occupation in data['patient']['occupations']</text:span></text:p></office:annotation></text:span><text:change-end text:change-id="ct269625112"/><text:change-start text:change-id="ct269625216"/><text:span text:style-name="T8">occupation['socialStatus']['status']</text:span><text:change-end text:change-id="ct269625216"/><text:span text:style-name="T8">; </text:span></text:p>
      <text:p text:style-name="P23"><text:span text:style-name="T10">11. Категория льготности: </text:span><text:change-start text:change-id="ct269625320"/><text:span text:style-name="T10"><office:annotation><dc:creator>&lt;анонимный&gt;</dc:creator><dc:date>2012-12-14T15:51:14.70</dc:date><text:p text:style-name="P49"><text:span text:style-name="T50">do text for disability in data['patient']['disabilities']</text:span></text:p></office:annotation></text:span><text:change-end text:change-id="ct269625320"/><text:change-start text:change-id="ct269625424"/><text:span text:style-name="T10">disability['disabilityType']['name']</text:span><text:change-end text:change-id="ct269625424"/><text:span text:style-name="T14"> </text:span></text:p>
      <text:p text:style-name="P19"><text:span text:style-name="T6">12. Кем направлен: </text:span><text:change-start text:change-id="ct269625528"/><text:span text:style-name="T9">getData('assignment.directed')</text:span><text:change-end text:change-id="ct269625528"/><text:span text:style-name="T7"> </text:span></text:p>
      <text:p text:style-name="P23"><text:span text:style-name="T10">13. Кем доставлен: </text:span><text:change-start text:change-id="ct269625632"/><text:span text:style-name="T19">getData('deliveredType')</text:span><text:change-end text:change-id="ct269625632"/><text:span text:style-name="T10"> </text:span></text:p>
      <text:p text:style-name="P22"><text:span text:style-name="T10">14. Диагноз направившего учреждения: </text:span><text:change-start text:change-id="ct269625736"/><text:span text:style-name="T16">findDiagnosis('diagnoses', '</text:span><text:bookmark text:name="docs-internal-guid-37392213-4313-9778-dec6-e1527c311ef9"/><text:span text:style-name="T16">diagReceivedMkb')['mkb']['code']</text:span><text:change-end text:change-id="ct269625736"/><text:span text:style-name="T16"> : </text:span><text:change-start text:change-id="ct269625840"/><text:span text:style-name="T16">findDiagnosis('diagnoses', '</text:span><text:bookmark text:name="docs-internal-guid-37392213-4313-9778-dec6-e1527c311ef91"/><text:span text:style-name="T16">diagReceivedMkb')['mkb']['diagnosis']</text:span><text:change-end text:change-id="ct269625840"/><text:span text:style-name="T15"> </text:span></text:p>
      <text:p text:style-name="P30"><text:span text:style-name="T10">15. Диагноз приемного отделения: </text:span><text:change-start text:change-id="ct269625944"/><text:span text:style-name="T16">findDiagnosis('diagnoses', '</text:span><text:bookmark text:name="docs-internal-guid-37392213-4313-ebc7-d0dd-8f3c988049bb1"/><text:span text:style-name="T16">admissionMkb')['mkb']['code']</text:span><text:change-end text:change-id="ct269625944"/><text:span text:style-name="T16">: </text:span><text:change-start text:change-id="ct269626048"/><text:span text:style-name="T16">findDiagnosis('diagnoses', '</text:span><text:bookmark text:name="docs-internal-guid-37392213-4313-ebc7-d0dd-8f3c988049bb"/><text:span text:style-name="T16">admissionMkb')['mkb']['diagnosis']</text:span><text:change-end text:change-id="ct269626048"/><text:span text:style-name="T15"> </text:span></text:p>
      <text:p text:style-name="P28">16. Доставлен в состоянии опьянения: </text:p>
      <text:p text:style-name="P23"><text:span text:style-name="T10">17. Госпитализирован по поводу данного заболевания в текущем году: </text:span><text:change-start text:change-id="ct269626152"/><text:span text:style-name="T19">getData('appealWithDeseaseThisYear')</text:span><text:change-end text:change-id="ct269626152"/> </text:p>
      <text:p text:style-name="P19"><text:span text:style-name="T6">18. Доставлен в стационар от начала заболевания (получения травмы): </text:span><text:change-start text:change-id="ct269626256"/><text:span text:style-name="T7">getData('deliveredAfterType')</text:span><text:change-end text:change-id="ct269626256"/><text:span text:style-name="T7"> </text:span></text:p>
      <text:p text:style-name="P11">19. Травма: </text:p>
      <text:p text:style-name="P19"><text:span text:style-name="T6">20. Дата поступления в приемное отделение: </text:span><text:change-start text:change-id="ct269626360"/><text:span text:style-name="T9">formatDateTime('rangeAppealDateTime.start')</text:span><text:change-end text:change-id="ct269626360"/><text:span text:style-name="T7"> </text:span></text:p>
      <text:p text:style-name="P11"><text:tab/>Подпись врача приемного отделения: __________________________________________________</text:p>
      <text:p text:style-name="P15"/>
      <text:p text:style-name="P26"><text:span text:style-name="T18">2</text:span><text:span text:style-name="T11">1</text:span><text:span text:style-name="T18">. </text:span><text:span text:style-name="T11">Дата выписки (смерти): </text:span><text:change-start text:change-id="ct269626464"/><text:span text:style-name="T20">formatDate('</text:span><text:span text:style-name="T37">leaved.outcomeDate</text:span><text:span text:style-name="T42">')</text:span><text:change-end text:change-id="ct269626464"/><text:span text:style-name="T38"> </text:span><text:span text:style-name="T28"> </text:span><text:span text:style-name="T11"><text:tab/><text:tab/>Время: </text:span><text:change-start text:change-id="ct269626568"/><text:span text:style-name="T44">formatTime('</text:span><text:span text:style-name="T37">leaved.outcomeDate</text:span><text:span text:style-name="T42">')</text:span><text:change-end text:change-id="ct269626568"/><text:span text:style-name="T39"> </text:span></text:p>
      <text:p text:style-name="P23"><text:span text:style-name="T11">22. Исход госпитализации:</text:span><text:span text:style-name="T29"> </text:span><text:change-start text:change-id="ct269626672"/><text:span text:style-name="T44">getData</text:span><text:span text:style-name="T45">('</text:span><text:span text:style-name="T41">leaved.hospOutcome'</text:span><text:span text:style-name="T45">)</text:span><text:change-end text:change-id="ct269626672"/><text:span text:style-name="T43"> </text:span></text:p>
      <text:p text:style-name="P13">22.1. Результат госпитализации<text:span text:style-name="T2">: </text:span><text:change-start text:change-id="ct269626776"/><text:span text:style-name="T35">getData('result.name')</text:span><text:change-end text:change-id="ct269626776"/><text:span text:style-name="T34"> </text:span></text:p>
      <text:p text:style-name="P23"><text:span text:style-name="T11">23. </text:span><text:span text:style-name="T29">Продолжительность госпитализации (койко-дней): </text:span><text:change-start text:change-id="ct269626880"/><text:span text:style-name="T20">getData</text:span><text:span text:style-name="T32">('</text:span><text:span text:style-name="T36">leaved.hospLength</text:span><text:span text:style-name="T41">')</text:span><text:change-end text:change-id="ct269626880"/><text:span text:style-name="T38"> </text:span></text:p>
      <text:p text:style-name="P23"><text:span text:style-name="T11">24. Листок нетрудоспособности: открыт </text:span><text:change-start text:change-id="ct269626984"/><text:span text:style-name="T20">formatDate</text:span><text:span text:style-name="T20">('</text:span><text:bookmark text:name="docs-internal-guid-3b9a1e70-4092-5e41-92eb-24038b26328c"/><text:span text:style-name="T42">tempInvalid.begDate</text:span><text:span text:style-name="T20">')</text:span><text:change-end text:change-id="ct269626984"/><text:span text:style-name="T11"> закрыт: </text:span><text:change-start text:change-id="ct269627088"/><text:span text:style-name="T20">formatDate</text:span><text:span text:style-name="T20">('</text:span><text:bookmark text:name="docs-internal-guid-3b9a1e70-4092-7957-c065-4bf071f25b8a"/><text:span text:style-name="T42">tempInvalid.endDate</text:span><text:span text:style-name="T20">')</text:span><text:change-end text:change-id="ct269627088"/><text:span text:style-name="T18"> </text:span></text:p>
      <text:p text:style-name="P23"><text:span text:style-name="T11">24.1. </text:span><text:span text:style-name="T33">По уходу за больным      Полных лет:  </text:span><text:change-start text:change-id="ct269627192"/><text:span text:style-name="T31">getData('</text:span><text:bookmark text:name="docs-internal-guid-3b9a1e70-4093-4c12-42f6-8af3e7eb4e4c"/><text:span text:style-name="T40">tempInvalid.age</text:span><text:span text:style-name="T31">')</text:span><text:change-end text:change-id="ct269627192"/><text:span text:style-name="T33">  Пол: муж 1           жен 2   <text:line-break/></text:span><text:span text:style-name="T11">25. </text:span><text:span text:style-name="T33">Движение пациента по отделениям: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column table:style-name="Таблица2.B"/>
        <table:table-row>
          <table:table-cell table:style-name="Таблица2.A1" office:value-type="string">
            <text:p text:style-name="P35">№</text:p>
          </table:table-cell>
          <table:table-cell table:style-name="Таблица2.A1" office:value-type="string">
            <text:p text:style-name="P35">Код отделения</text:p>
          </table:table-cell>
          <table:table-cell table:style-name="Таблица2.A1" office:value-type="string">
            <text:p text:style-name="P35">Профиль коек</text:p>
          </table:table-cell>
          <table:table-cell table:style-name="Таблица2.A1" office:value-type="string">
            <text:p text:style-name="P35">Код врача</text:p>
          </table:table-cell>
          <table:table-cell table:style-name="Таблица2.A1" office:value-type="string">
            <text:p text:style-name="P35">Дата</text:p>
            <text:p text:style-name="P35">поступления</text:p>
          </table:table-cell>
          <table:table-cell table:style-name="Таблица2.A1" office:value-type="string">
            <text:p text:style-name="P35">Дата</text:p>
            <text:p text:style-name="P35">выписки,</text:p>
            <text:p text:style-name="P35">перевода</text:p>
          </table:table-cell>
          <table:table-cell table:style-name="Таблица2.A1" office:value-type="string">
            <text:p text:style-name="P35">Код</text:p>
            <text:p text:style-name="P35">диагноза по МКБ</text:p>
          </table:table-cell>
          <table:table-cell table:style-name="Таблица2.A1" office:value-type="string">
            <text:p text:style-name="P35">Код медицинского стандарта</text:p>
          </table:table-cell>
          <table:table-cell table:style-name="Таблица2.I1" office:value-type="string">
            <text:p text:style-name="P35">Код прерванного </text:p>
            <text:p text:style-name="P35">случая</text:p>
          </table:table-cell>
        </table:table-row>
        <table:table-row>
          <table:table-cell table:style-name="Таблица2.A2" office:value-type="float" office:value="1">
            <text:p text:style-name="P45">1</text:p>
          </table:table-cell>
          <table:table-cell table:style-name="Таблица2.A2" office:value-type="float" office:value="2">
            <text:p text:style-name="P45">2</text:p>
          </table:table-cell>
          <table:table-cell table:style-name="Таблица2.A2" office:value-type="float" office:value="3">
            <text:p text:style-name="P45">3</text:p>
          </table:table-cell>
          <table:table-cell table:style-name="Таблица2.A2" office:value-type="float" office:value="4">
            <text:p text:style-name="P45">4</text:p>
          </table:table-cell>
          <table:table-cell table:style-name="Таблица2.A2" office:value-type="float" office:value="5">
            <text:p text:style-name="P45">5</text:p>
          </table:table-cell>
          <table:table-cell table:style-name="Таблица2.A2" office:value-type="float" office:value="6">
            <text:p text:style-name="P45">6</text:p>
          </table:table-cell>
          <table:table-cell table:style-name="Таблица2.A2" office:value-type="float" office:value="7">
            <text:p text:style-name="P45">7</text:p>
          </table:table-cell>
          <table:table-cell table:style-name="Таблица2.A2" office:value-type="float" office:value="8">
            <text:p text:style-name="P45">8</text:p>
          </table:table-cell>
          <table:table-cell table:style-name="Таблица2.I2" office:value-type="float" office:value="9">
            <text:p text:style-name="P45">9</text:p>
          </table:table-cell>
        </table:table-row>
        <table:table-row>
          <table:table-cell table:style-name="Таблица2.A3" office:value-type="string">
            <text:p text:style-name="P34"><office:annotation><dc:creator>&lt;анонимный&gt;</dc:creator><dc:date>2013-08-03T00:55:30.72</dc:date><text:p text:style-name="P49"><text:span text:style-name="T48">do row for move in data['moves']</text:span></text:p></office:annotation> </text:p>
          </table:table-cell>
          <table:table-cell table:style-name="Таблица2.A3" office:value-type="string">
            <text:p text:style-name="P43">( <text:change-start text:change-id="ct269627296"/>getData('unitId', move)<text:change-end text:change-id="ct269627296"/> ) <text:change-start text:change-id="ct269627400"/>getData('unit', move)<text:change-end text:change-id="ct269627400"/></text:p>
          </table:table-cell>
          <table:table-cell table:style-name="Таблица2.A3" office:value-type="string">
            <text:p text:style-name="P43"><text:change-start text:change-id="ct269627504"/>getData('bed', move)<text:change-end text:change-id="ct269627504"/>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42"><text:change-start text:change-id="ct269627608"/>formatDateTime('admission', move)<text:change-end text:change-id="ct269627608"/></text:p>
          </table:table-cell>
          <table:table-cell table:style-name="Таблица2.A3" office:value-type="string">
            <text:p text:style-name="P42"><text:change-start text:change-id="ct269627712"/>formatDateTime('leave', move)<text:change-end text:change-id="ct269627712"/>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I3" office:value-type="string">
            <text:p text:style-name="P34"/>
          </table:table-cell>
        </table:table-row>
      </table:table>
      <text:p text:style-name="P13"/>
      <text:p text:style-name="P21"><text:span text:style-name="T25">26. </text:span>Хирургические операции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C"/>
        <table:table-column table:style-name="Таблица4.I"/>
        <table:table-column table:style-name="Таблица4.J" table:number-columns-repeated="2"/>
        <table:table-row>
          <table:table-cell table:style-name="Таблица4.A1" table:number-rows-spanned="2" office:value-type="string">
            <text:p text:style-name="P36">Дата,</text:p>
            <text:p text:style-name="P36">час</text:p>
          </table:table-cell>
          <table:table-cell table:style-name="Таблица4.A1" table:number-rows-spanned="2" office:value-type="string">
            <text:p text:style-name="P36">Код хирурга</text:p>
          </table:table-cell>
          <table:table-cell table:style-name="Таблица4.A1" table:number-rows-spanned="2" office:value-type="string">
            <text:p text:style-name="P36">Код отделения</text:p>
          </table:table-cell>
          <table:table-cell table:style-name="Таблица4.A1" table:number-columns-spanned="2" office:value-type="string">
            <text:p text:style-name="P36">Операция</text:p>
          </table:table-cell>
          <table:covered-table-cell/>
          <table:table-cell table:style-name="Таблица4.A1" table:number-columns-spanned="2" office:value-type="string">
            <text:p text:style-name="P36">Осложнение</text:p>
          </table:table-cell>
          <table:covered-table-cell/>
          <table:table-cell table:style-name="Таблица4.A1" table:number-rows-spanned="2" office:value-type="string">
            <text:p text:style-name="P36">Анестезия</text:p>
          </table:table-cell>
          <table:table-cell table:style-name="Таблица4.I1" table:number-columns-spanned="3" office:value-type="string">
            <text:p text:style-name="P36">Использование</text:p>
            <text:p text:style-name="P36">спец. аппаратуры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covered-table-cell/>
          <table:table-cell table:style-name="Таблица4.D2" office:value-type="string">
            <text:p text:style-name="P38">Энд.</text:p>
          </table:table-cell>
          <table:table-cell table:style-name="Таблица4.D2" office:value-type="string">
            <text:p text:style-name="P38">Лазер.</text:p>
          </table:table-cell>
          <table:table-cell table:style-name="Таблица4.K2" office:value-type="string">
            <text:p text:style-name="P38">Криог.</text:p>
          </table:table-cell>
        </table:table-row>
        <table:table-row>
          <table:table-cell table:style-name="Таблица4.A3" office:value-type="float" office:value="1">
            <text:p text:style-name="P46">1</text:p>
          </table:table-cell>
          <table:table-cell table:style-name="Таблица4.A3" office:value-type="float" office:value="2">
            <text:p text:style-name="P46">2</text:p>
          </table:table-cell>
          <table:table-cell table:style-name="Таблица4.A3" office:value-type="float" office:value="3">
            <text:p text:style-name="P46">3</text:p>
          </table:table-cell>
          <table:table-cell table:style-name="Таблица4.A3" office:value-type="float" office:value="4">
            <text:p text:style-name="P46">4</text:p>
          </table:table-cell>
          <table:table-cell table:style-name="Таблица4.A3" office:value-type="float" office:value="5">
            <text:p text:style-name="P46">5</text:p>
          </table:table-cell>
          <table:table-cell table:style-name="Таблица4.A3" office:value-type="float" office:value="6">
            <text:p text:style-name="P46">6</text:p>
          </table:table-cell>
          <table:table-cell table:style-name="Таблица4.A3" office:value-type="float" office:value="7">
            <text:p text:style-name="P46">7</text:p>
          </table:table-cell>
          <table:table-cell table:style-name="Таблица4.A3" office:value-type="float" office:value="8">
            <text:p text:style-name="P46">8</text:p>
          </table:table-cell>
          <table:table-cell table:style-name="Таблица4.A3" office:value-type="float" office:value="9">
            <text:p text:style-name="P46">9</text:p>
          </table:table-cell>
          <table:table-cell table:style-name="Таблица4.A3" office:value-type="float" office:value="10">
            <text:p text:style-name="P46">10</text:p>
          </table:table-cell>
          <table:table-cell table:style-name="Таблица4.K3" office:value-type="float" office:value="11">
            <text:p text:style-name="P46">11</text:p>
          </table:table-cell>
        </table:table-row>
        <table:table-row>
          <table:table-cell table:style-name="Таблица4.D2" office:value-type="string">
            <text:p text:style-name="P33"><text:span text:style-name="T47"><office:annotation><dc:creator>&lt;анонимный&gt;</dc:creator><dc:date>2013-08-03T00:32:04.73</dc:date><text:p text:style-name="P49"><text:span text:style-name="T49">do row for operation in data['operations']</text:span></text:p></office:annotation></text:span><text:span text:style-name="T47"> </text:span><text:change-start text:change-id="ct269627816"/><text:span text:style-name="T2">formatDate('begDate', operation)</text:span><text:change-end text:change-id="ct269627816"/><text:span text:style-name="T3"> – </text:span><text:change-start text:change-id="ct269627920"/><text:span text:style-name="T2">formatDate('endDate', <text:s/>operation)</text:span><text:change-end text:change-id="ct269627920"/></text:p>
          </table:table-cell>
          <table:table-cell table:style-name="Таблица4.D2" office:value-type="string">
            <text:p text:style-name="P33"><text:change-start text:change-id="ct269628024"/><text:span text:style-name="T2">getData('surgeon.code', operation)</text:span><text:change-end text:change-id="ct269628024"/><text:span text:style-name="T3"> </text:span><text:change-start text:change-id="ct269628128"/><text:span text:style-name="T2">getFullName('surgeon', operation)</text:span><text:change-end text:change-id="ct269628128"/><text:span text:style-name="T3"><text:line-break/></text:span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42"><text:change-start text:change-id="ct269628232"/>getData('operationName', operation)<text:change-end text:change-id="ct269628232"/></text:p>
          </table:table-cell>
          <table:table-cell table:style-name="Таблица4.D2" office:value-type="string">
            <text:p text:style-name="P42"><text:change-start text:change-id="ct269628336"/>getData('operationCode', operation)<text:change-end text:change-id="ct269628336"/></text:p>
          </table:table-cell>
          <table:table-cell table:style-name="Таблица4.D2" office:value-type="string">
            <text:p text:style-name="P42"><text:change-start text:change-id="ct269698496"/>getData('complicationName', operation)<text:change-end text:change-id="ct269698496"/></text:p>
          </table:table-cell>
          <table:table-cell table:style-name="Таблица4.D2" office:value-type="string">
            <text:p text:style-name="P44"/>
          </table:table-cell>
          <table:table-cell table:style-name="Таблица4.D2" office:value-type="string">
            <text:p text:style-name="P42"><text:change-start text:change-id="ct269698600"/>getData('methodAnesthesia', operation)<text:change-end text:change-id="ct269698600"/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37"/>
          </table:table-cell>
          <table:table-cell table:style-name="Таблица4.K2" office:value-type="string">
            <text:p text:style-name="P37"/>
          </table:table-cell>
        </table:table-row>
      </table:table>
      <text:p text:style-name="P15"/>
      <text:p text:style-name="P23"><text:span text:style-name="T11">27. </text:span><text:span text:style-name="T33">Обследован: </text:span><text:span text:style-name="T31">RW</text:span><text:span text:style-name="T33">1 </text:span><text:span text:style-name="T31">[ </text:span><text:change-start text:change-id="ct269698704"/><text:span text:style-name="T31">getData('</text:span><text:bookmark text:name="docs-internal-guid-3b9a1e70-40c6-b6c9-7a31-cda8b557f9b9"/><text:span text:style-name="T43">laboratory.RW</text:span><text:span text:style-name="T31">')</text:span><text:change-end text:change-id="ct269698704"/><text:span text:style-name="T31"> ] <text:tab/>AIDS</text:span><text:span text:style-name="T33">2 </text:span><text:span text:style-name="T31">[ <text:s/>]</text:span></text:p>
      <text:p text:style-name="P21"><text:span text:style-name="T25">28. </text:span>Диагноз стационара (при выписке): 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row>
          <table:table-cell table:style-name="Таблица5.A1" office:value-type="string">
            <text:p text:style-name="P36"/>
          </table:table-cell>
          <table:table-cell table:style-name="Таблица5.A1" office:value-type="string">
            <text:p text:style-name="P40">Основное заболева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Осложне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Сопутствующее</text:p>
            <text:p text:style-name="P36">заболевание</text:p>
          </table:table-cell>
          <table:table-cell table:style-name="Таблица5.G1" office:value-type="string">
            <text:p text:style-name="P36">Код </text:p>
            <text:p text:style-name="P36">МКБ</text:p>
          </table:table-cell>
        </table:table-row>
        <table:table-row>
          <table:table-cell table:style-name="Таблица5.A2" office:value-type="string">
            <text:p text:style-name="P39">Клинический<text:line-break/> заключительны</text:p>
          </table:table-cell>
          <table:table-cell table:style-name="Таблица5.B2" office:value-type="string">
            <text:p text:style-name="P41"><text:change-start text:change-id="ct269698808"/>findDiagnosis('diagnoses', 'mainDiagMkb')['mkb']['diagnosis']<text:change-end text:change-id="ct269698808"/></text:p>
          </table:table-cell>
          <table:table-cell table:style-name="Таблица5.B2" office:value-type="string">
            <text:p text:style-name="P33"><text:change-start text:change-id="ct269698912"/><text:span text:style-name="T28">findDiagnosis('diagnoses', '</text:span><text:bookmark text:name="docs-internal-guid-5c9ebf0a-430c-3b4f-7932-1d5fbf6640c41"/><text:span text:style-name="T28">mainDiagMkb</text:span><text:span text:style-name="T2">'</text:span><text:span text:style-name="T28">)['mkb']['code']</text:span><text:change-end text:change-id="ct269698912"/></text:p>
          </table:table-cell>
          <table:table-cell table:style-name="Таблица5.B2" office:value-type="string">
            <text:p text:style-name="P33"><text:change-start text:change-id="ct269699016"/><text:span text:style-name="T28">findDiagnosis('diagnoses', '</text:span><text:bookmark text:name="docs-internal-guid-37392213-430e-bd39-669d-f82175c3d44a"/><text:span text:style-name="T28">diagComplMkb')['mkb']['diagnosis']</text:span><text:change-end text:change-id="ct269699016"/><text:span text:style-name="T28"> </text:span></text:p>
          </table:table-cell>
          <table:table-cell table:style-name="Таблица5.B2" office:value-type="string">
            <text:p text:style-name="P33"><text:change-start text:change-id="ct269699120"/><text:span text:style-name="T28">findDiagnosis('diagnoses', '</text:span><text:bookmark text:name="docs-internal-guid-37392213-430e-bd39-669d-f82175c3d44a1"/><text:span text:style-name="T28">diagComplMkb</text:span><text:span text:style-name="T2">'</text:span><text:span text:style-name="T28">)['mkb']['code']</text:span><text:change-end text:change-id="ct269699120"/></text:p>
          </table:table-cell>
          <table:table-cell table:style-name="Таблица5.B2" office:value-type="string">
            <text:p text:style-name="P33"><text:change-start text:change-id="ct269699224"/><text:span text:style-name="T28">findDiagnosis('diagnoses', '</text:span><text:bookmark text:name="docs-internal-guid-37392213-430f-4862-f95a-3e66446fe2a2"/><text:span text:style-name="T28">assocDiagMkb')['mkb']['diagnosis']</text:span><text:change-end text:change-id="ct269699224"/><text:span text:style-name="T28"> </text:span></text:p>
          </table:table-cell>
          <table:table-cell table:style-name="Таблица5.G2" office:value-type="string">
            <text:p text:style-name="P33"><text:change-start text:change-id="ct269699328"/><text:span text:style-name="T28">findDiagnosis('diagnoses', '</text:span><text:bookmark text:name="docs-internal-guid-37392213-430f-4862-f95a-3e66446fe2a21"/><text:span text:style-name="T28">assocDiagMkb</text:span><text:span text:style-name="T2">'</text:span><text:span text:style-name="T28">)['mkb']['code']</text:span><text:change-end text:change-id="ct269699328"/></text:p>
          </table:table-cell>
        </table:table-row>
        <table:table-row>
          <table:table-cell table:style-name="Таблица5.B2" office:value-type="string">
            <text:p text:style-name="P39">Патолого-<text:line-break/>анатомический</text:p>
          </table:table-cell>
          <table:table-cell table:style-name="Таблица5.B2" office:value-type="string">
            <text:p text:style-name="P33"><text:change-start text:change-id="ct269699432"/><text:span text:style-name="T28">findDiagnosis('diagnoses', '</text:span><text:bookmark text:name="docs-internal-guid-37392213-4310-28bd-5385-3d22053240e3"/><text:span text:style-name="T28">mainDiagMkbPat ')['mkb']['diagnosis']</text:span><text:change-end text:change-id="ct269699432"/></text:p>
          </table:table-cell>
          <table:table-cell table:style-name="Таблица5.B2" office:value-type="string">
            <text:p text:style-name="P33"><text:change-start text:change-id="ct269699536"/><text:span text:style-name="T28">findDiagnosis('diagnoses', '</text:span><text:bookmark text:name="docs-internal-guid-37392213-4310-28bd-5385-3d22053240e31"/><text:span text:style-name="T28">mainDiagMkbPat </text:span><text:span text:style-name="T2">'</text:span><text:span text:style-name="T28">)['mkb']['code']</text:span><text:change-end text:change-id="ct269699536"/></text:p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G2" office:value-type="string">
            <text:p text:style-name="P37"/>
          </table:table-cell>
        </table:table-row>
      </table:table>
      <text:p text:style-name="P13"/>
      <text:p text:style-name="P23"><text:span text:style-name="T11">29. Дефекты догоспитального этапа: </text:span><text:change-start text:change-id="ct269699640"/><text:span text:style-name="T18">getData('preHospitalDefects')</text:span><text:change-end text:change-id="ct269699640"/><text:span text:style-name="T46"> </text:span></text:p>
      <text:p text:style-name="P23"><text:span text:style-name="T11">30. </text:span><text:span text:style-name="T13">Код вида ВМП</text:span><text:span text:style-name="T11">: </text:span><text:change-start text:change-id="ct269699744"/><text:span text:style-name="T18">getData('</text:span><text:span text:style-name="T11">quoting.quotaType</text:span><text:span text:style-name="T18">Code</text:span><text:span text:style-name="T18">')</text:span><text:change-end text:change-id="ct269699744"/><text:span text:style-name="T18"> </text:span><text:change-start text:change-id="ct269699848"/><text:span text:style-name="T18">getData('</text:span><text:span text:style-name="T11">quoting.quotaType</text:span><text:span text:style-name="T18">Name')</text:span><text:change-end text:change-id="ct269699848"/> </text:p>
      <text:p text:style-name="P21"><text:soft-page-break/><text:span text:style-name="T23">Метод лечения</text:span><text:span text:style-name="T25">: </text:span><text:change-start text:change-id="ct269699952"/><text:span text:style-name="T26">getData('</text:span><text:span text:style-name="T25">quoting.treatmentName</text:span><text:span text:style-name="T26">')</text:span><text:change-end text:change-id="ct269699952"/><text:span text:style-name="T26"> </text:span></text:p>
      <text:p text:style-name="P21"><text:span text:style-name="T23">Модель пациента</text:span><text:span text:style-name="T25">: </text:span><text:change-start text:change-id="ct269700056"/><text:span text:style-name="T26">getData('</text:span><text:span text:style-name="T25">quoting.patientModelName</text:span><text:span text:style-name="T26">')</text:span><text:change-end text:change-id="ct269700056"/><text:span text:style-name="T25"> </text:span></text:p>
      <text:p text:style-name="P23"><text:span text:style-name="T11">31. Дата следующей госпитализации в текущем году: </text:span><text:change-start text:change-id="ct269700160"/><text:span text:style-name="T20">getData('</text:span><text:span text:style-name="T37">leaved.nextHospDate</text:span><text:span text:style-name="T42">')</text:span><text:change-end text:change-id="ct269700160"/><text:span text:style-name="T38"> </text:span></text:p>
      <text:p text:style-name="P23"><text:span text:style-name="T11">Отделение госпитализации: </text:span><text:change-start text:change-id="ct269700264"/><text:span text:style-name="T20">getData ('</text:span><text:span text:style-name="T42">leaved.nextHospDepartment.name')</text:span><text:change-end text:change-id="ct269700264"/><text:span text:style-name="T38"> </text:span></text:p>
      <text:p text:style-name="P23"><text:span text:style-name="T11">Источник финансирования следующей госпитализации: </text:span><text:change-start text:change-id="ct269700368"/><text:span text:style-name="T44">getData('</text:span><text:span text:style-name="T42">leaved.nextHospFinanceType')</text:span><text:change-end text:change-id="ct269700368"/><text:span text:style-name="T39"> </text:span></text:p>
      <text:p text:style-name="P13"/>
      <text:p text:style-name="P13"/>
      <text:p text:style-name="P10"><text:span text:style-name="T18">Подпись лечащего врача _______________________ </text:span><text:span text:style-name="T11">/ </text:span><text:change-start text:change-id="ct269700472"/><text:span text:style-name="T44">getFullName('</text:span><text:span text:style-name="T42">leaved.leavedDoctor.name')</text:span><text:change-end text:change-id="ct269700472"/><text:span text:style-name="T11"> /</text:span></text:p>
      <text:p text:style-name="P32"/>
      <text:p text:style-name="P32">Подпись заведующего отделением _______________________ <text:span text:style-name="T28">/ ФИО 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Consolas" svg:font-family="Consolas, 'Lucida Console', monospace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101804344" text:id="ct101804344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101804448" text:id="ct101804448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101804552" text:id="ct101804552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101804656" text:id="ct101804656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101804344"/><text:span text:style-name="MT1">getData('patient.id')</text:span><text:change-end text:change-id="ct101804344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101804448"/><text:span text:style-name="MT2">getData('id')</text:span><text:change-end text:change-id="ct101804448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101804552"/>getBarcode39('<text:span text:style-name="MT3">patient.id</text:span>')<text:change-end text:change-id="ct101804552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101804656"/>getBarcode39(<text:span text:style-name="MT4">'id'</text:span>)<text:change-end text:change-id="ct101804656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8-28T17:47:50.55</dc:date>
    <meta:editing-duration>PT11H47M44S</meta:editing-duration>
    <meta:editing-cycles>107</meta:editing-cycles>
    <meta:generator>OpenOffice/4.0.0$Win32 OpenOffice.org_project/400m3$Build-9702</meta:generator>
    <dc:creator>Fedor Kurilov</dc:creator>
    <meta:document-statistic meta:table-count="5" meta:image-count="0" meta:object-count="0" meta:page-count="3" meta:paragraph-count="131" meta:word-count="432" meta:character-count="4977"/>
  </office:meta>
</office:document-meta>
</file>